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59676" officeooo:paragraph-rsid="00159676" style:font-weight-asian="normal" style:font-weight-complex="normal"/>
    </style:style>
    <style:style style:name="P2" style:family="paragraph" style:parent-style-name="Standard">
      <style:text-properties fo:color="#000000" fo:font-weight="normal" officeooo:paragraph-rsid="001682e3" style:font-weight-asian="normal" style:font-weight-complex="normal"/>
    </style:style>
    <style:style style:name="P3" style:family="paragraph" style:parent-style-name="Standard">
      <style:text-properties fo:color="#000000" fo:font-weight="normal" officeooo:rsid="001682e3" officeooo:paragraph-rsid="001682e3" style:font-weight-asian="normal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5" style:family="paragraph" style:parent-style-name="Standard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2d6da3" officeooo:paragraph-rsid="002426c8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normal" officeooo:rsid="001682e3" officeooo:paragraph-rsid="001e3da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style="italic" fo:font-weight="normal" officeooo:rsid="002c4a6a" officeooo:paragraph-rsid="002c4a6a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style:text-underline-style="none" fo:font-weight="normal" officeooo:rsid="001fc157" officeooo:paragraph-rsid="00209db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ff8000" fo:font-weight="normal" officeooo:rsid="00159676" officeooo:paragraph-rsid="00159676" style:font-weight-asian="normal" style:font-weight-complex="normal"/>
    </style:style>
    <style:style style:name="P15" style:family="paragraph" style:parent-style-name="Standard">
      <style:text-properties fo:color="#2a6099" fo:font-weight="bold" officeooo:rsid="001682e3" officeooo:paragraph-rsid="001682e3" style:font-weight-asian="bold" style:font-weight-complex="bold"/>
    </style:style>
    <style:style style:name="P16" style:family="paragraph" style:parent-style-name="Standard">
      <style:text-properties fo:color="#2a6099" fo:font-weight="bold" officeooo:rsid="001682e3" officeooo:paragraph-rsid="002165e6" style:font-weight-asian="bold" style:font-weight-complex="bold"/>
    </style:style>
    <style:style style:name="P17" style:family="paragraph" style:parent-style-name="Standard">
      <style:text-properties fo:color="#2a6099" fo:font-style="normal" fo:font-weight="bold" officeooo:rsid="001682e3" officeooo:paragraph-rsid="001682e3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color="#2a6099"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2a6099" fo:font-size="14pt" fo:font-weight="bold" officeooo:rsid="001af5eb" officeooo:paragraph-rsid="001a7dd6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2a6099" officeooo:paragraph-rsid="001a7dd6"/>
    </style:style>
    <style:style style:name="P21" style:family="paragraph" style:parent-style-name="Standard">
      <style:text-properties fo:font-size="14pt" fo:font-weight="bold" officeooo:rsid="00159676" officeooo:paragraph-rsid="001682e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59676" officeooo:paragraph-rsid="00159676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59676" officeooo:paragraph-rsid="001a7dd6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a7dd6" officeooo:paragraph-rsid="001a7dd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a7dd6" officeooo:paragraph-rsid="001e3da9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1a7dd6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682e3" officeooo:paragraph-rsid="001a7dd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c6286" officeooo:paragraph-rsid="001e3da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2426c8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none" fo:font-weight="bold" officeooo:rsid="001a7dd6" officeooo:paragraph-rsid="002426c8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682e3" officeooo:paragraph-rsid="00159676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e3da9" officeooo:paragraph-rsid="001e3da9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666666" fo:font-size="12pt" fo:font-style="italic" fo:font-weight="normal" officeooo:rsid="001b266a" officeooo:paragraph-rsid="001b266a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color="#666666" fo:font-style="normal" style:text-underline-style="none" fo:font-weight="normal" officeooo:rsid="001cfff9" officeooo:paragraph-rsid="001fc157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color="#c9211e" fo:font-size="12pt" fo:font-style="normal" style:text-underline-style="solid" style:text-underline-width="auto" style:text-underline-color="font-color" fo:font-weight="bold" officeooo:rsid="001b266a" officeooo:paragraph-rsid="001b266a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officeooo:rsid="001b266a" officeooo:paragraph-rsid="001b266a"/>
    </style:style>
    <style:style style:name="P41" style:family="paragraph" style:parent-style-name="Standard">
      <style:text-properties officeooo:paragraph-rsid="001fc157"/>
    </style:style>
    <style:style style:name="P42" style:family="paragraph" style:parent-style-name="Standard">
      <style:text-properties officeooo:rsid="00226c48" officeooo:paragraph-rsid="0026385a"/>
    </style:style>
    <style:style style:name="P43" style:family="paragraph" style:parent-style-name="Standard">
      <style:text-properties officeooo:paragraph-rsid="002426c8"/>
    </style:style>
    <style:style style:name="P44" style:family="paragraph" style:parent-style-name="Standard" style:list-style-name="L1">
      <style:text-properties fo:font-size="12pt" style:text-underline-style="none" fo:font-weight="normal" officeooo:rsid="001c6286" officeooo:paragraph-rsid="001e3da9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text-properties fo:font-size="12pt" fo:font-weight="normal" officeooo:rsid="001682e3" officeooo:paragraph-rsid="001a7dd6" style:font-size-asian="12pt" style:font-weight-asian="normal" style:font-size-complex="12pt" style:font-weight-complex="normal"/>
    </style:style>
    <style:style style:name="P46" style:family="paragraph" style:parent-style-name="Standard" style:list-style-name="L3">
      <style:text-properties officeooo:paragraph-rsid="00159676"/>
    </style:style>
    <style:style style:name="P47" style:family="paragraph" style:parent-style-name="Standard" style:list-style-name="L3">
      <style:text-properties officeooo:paragraph-rsid="001b266a"/>
    </style:style>
    <style:style style:name="P48" style:family="paragraph" style:parent-style-name="Standard" style:list-style-name="L3">
      <style:text-properties officeooo:paragraph-rsid="00343108"/>
    </style:style>
    <style:style style:name="P49" style:family="paragraph" style:parent-style-name="Standard" style:list-style-name="L3">
      <style:text-properties fo:font-weight="bold" officeooo:paragraph-rsid="00313ce9" style:font-weight-asian="bold" style:font-weight-complex="bold"/>
    </style:style>
    <style:style style:name="P50" style:family="paragraph" style:parent-style-name="Standard" style:list-style-name="L3">
      <style:text-properties fo:font-weight="bold" officeooo:rsid="00159676" officeooo:paragraph-rsid="00313ce9" style:font-weight-asian="bold" style:font-weight-complex="bold"/>
    </style:style>
    <style:style style:name="P51" style:family="paragraph" style:parent-style-name="Standard" style:list-style-name="L3">
      <style:text-properties fo:font-weight="normal" officeooo:rsid="00159676" officeooo:paragraph-rsid="00159676" style:font-weight-asian="normal" style:font-weight-complex="normal"/>
    </style:style>
    <style:style style:name="P52" style:family="paragraph" style:parent-style-name="Standard" style:list-style-name="L3">
      <style:text-properties fo:font-weight="normal" officeooo:rsid="00159676" officeooo:paragraph-rsid="001b266a" style:font-weight-asian="normal" style:font-weight-complex="normal"/>
    </style:style>
    <style:style style:name="P53" style:family="paragraph" style:parent-style-name="Standard" style:list-style-name="L3">
      <style:text-properties fo:color="#ff8000" fo:font-weight="normal" officeooo:rsid="00159676" officeooo:paragraph-rsid="00159676" style:font-weight-asian="normal" style:font-weight-complex="normal"/>
    </style:style>
    <style:style style:name="P54" style:family="paragraph" style:parent-style-name="Standard" style:list-style-name="L3">
      <style:text-properties fo:color="#ff8000" fo:font-weight="normal" officeooo:rsid="00159676" officeooo:paragraph-rsid="001b266a" style:font-weight-asian="normal" style:font-weight-complex="normal"/>
    </style:style>
    <style:style style:name="P55" style:family="paragraph" style:parent-style-name="Standard" style:list-style-name="L3">
      <style:text-properties fo:color="#ff8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style:text-properties fo:color="#ff8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57" style:family="paragraph" style:parent-style-name="Standard" style:list-style-name="L9">
      <style:text-properties fo:color="#ff8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58" style:family="paragraph" style:parent-style-name="Standard" style:list-style-name="L8">
      <style:text-properties fo:color="#ff8000" fo:font-style="normal" style:text-underline-style="solid" style:text-underline-width="auto" style:text-underline-color="font-color" fo:font-weight="bold" officeooo:rsid="001b266a" officeooo:paragraph-rsid="001b266a" style:font-style-asian="normal" style:font-weight-asian="bold" style:font-style-complex="normal" style:font-weight-complex="bold"/>
    </style:style>
    <style:style style:name="P59" style:family="paragraph" style:parent-style-name="Standard" style:list-style-name="L3">
      <style:text-properties fo:color="#000000" fo:font-weight="normal" officeooo:rsid="00159676" officeooo:paragraph-rsid="00159676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159676" officeooo:paragraph-rsid="001b266a" style:font-weight-asian="normal" style:font-weight-complex="normal"/>
    </style:style>
    <style:style style:name="P61" style:family="paragraph" style:parent-style-name="Standard" style:list-style-name="L4">
      <style:text-properties fo:color="#000000" fo:font-weight="normal" officeooo:rsid="001682e3" officeooo:paragraph-rsid="001682e3" style:font-weight-asian="normal" style:font-weight-complex="normal"/>
    </style:style>
    <style:style style:name="P62" style:family="paragraph" style:parent-style-name="Standard" style:list-style-name="L4">
      <style:text-properties fo:color="#000000" fo:font-weight="normal" officeooo:rsid="001682e3" officeooo:paragraph-rsid="00177bbd" style:font-weight-asian="normal" style:font-weight-complex="normal"/>
    </style:style>
    <style:style style:name="P63" style:family="paragraph" style:parent-style-name="Standard">
      <style:text-properties fo:color="#000000" fo:font-weight="normal" officeooo:rsid="001682e3" officeooo:paragraph-rsid="001682e3" style:font-weight-asian="normal" style:font-weight-complex="normal"/>
    </style:style>
    <style:style style:name="P64" style:family="paragraph" style:parent-style-name="Standard" style:list-style-name="L4">
      <style:text-properties fo:color="#000000" fo:font-weight="normal" officeooo:rsid="00177bbd" officeooo:paragraph-rsid="00177bbd" style:font-weight-asian="normal" style:font-weight-complex="normal"/>
    </style:style>
    <style:style style:name="P65" style:family="paragraph" style:parent-style-name="Standard" style:list-style-name="L3">
      <style:text-properties fo:color="#000000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color="#000000" fo:font-style="normal" style:text-underline-style="none" fo:font-weight="normal" officeooo:rsid="001cfff9" officeooo:paragraph-rsid="001b266a" style:font-style-asian="normal" style:font-weight-asian="normal" style:font-style-complex="normal" style:font-weight-complex="normal"/>
    </style:style>
    <style:style style:name="P67" style:family="paragraph" style:parent-style-name="Standard" style:list-style-name="L6">
      <style:text-properties fo:color="#00000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fo:font-style="normal" style:text-underline-style="none" fo:font-weight="normal" officeooo:rsid="002426c8" officeooo:paragraph-rsid="002426c8" style:font-style-asian="normal" style:font-weight-asian="normal" style:font-style-complex="normal" style:font-weight-complex="normal"/>
    </style:style>
    <style:style style:name="P69" style:family="paragraph" style:parent-style-name="Standard" style:list-style-name="L6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70" style:family="paragraph" style:parent-style-name="Standard" style:list-style-name="L6">
      <style:text-properties fo:color="#000000" fo:font-style="normal" style:text-underline-style="none" fo:font-weight="normal" officeooo:rsid="001fc157" officeooo:paragraph-rsid="00261456" style:font-style-asian="normal" style:font-weight-asian="normal" style:font-style-complex="normal" style:font-weight-complex="normal"/>
    </style:style>
    <style:style style:name="P71" style:family="paragraph" style:parent-style-name="Standard" style:list-style-name="L6">
      <style:text-properties fo:color="#000000" fo:font-style="normal" style:text-underline-style="none" fo:font-weight="normal" officeooo:rsid="001fc157" officeooo:paragraph-rsid="001cfff9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fo:font-style="normal" style:text-underline-style="none" fo:font-weight="normal" officeooo:rsid="001fc157" officeooo:paragraph-rsid="00226c48" style:font-style-asian="normal" style:font-weight-asian="normal" style:font-style-complex="normal" style:font-weight-complex="normal"/>
    </style:style>
    <style:style style:name="P74" style:family="paragraph" style:parent-style-name="Standard" style:list-style-name="L7">
      <style:text-properties fo:color="#000000" fo:font-style="normal" style:text-underline-style="none" fo:font-weight="normal" officeooo:rsid="001fc157" officeooo:paragraph-rsid="00226c48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76" style:family="paragraph" style:parent-style-name="Standard" style:list-style-name="L6">
      <style:text-properties fo:color="#000000" fo:font-style="normal" style:text-underline-style="none" fo:font-weight="normal" officeooo:rsid="001e3da9" officeooo:paragraph-rsid="001e3da9" style:font-style-asian="normal" style:font-weight-asian="normal" style:font-style-complex="normal" style:font-weight-complex="normal"/>
    </style:style>
    <style:style style:name="P77" style:family="paragraph" style:parent-style-name="Standard" style:list-style-name="L7">
      <style:text-properties fo:color="#000000" fo:font-style="normal" style:text-underline-style="none" fo:font-weight="normal" officeooo:rsid="001e3da9" officeooo:paragraph-rsid="00226c48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fo:font-style="normal" style:text-underline-style="none" fo:font-weight="normal" officeooo:rsid="00226c48" officeooo:paragraph-rsid="00226c48" style:font-style-asian="normal" style:font-weight-asian="normal" style:font-style-complex="normal" style:font-weight-complex="normal"/>
    </style:style>
    <style:style style:name="P79" style:family="paragraph" style:parent-style-name="Standard" style:list-style-name="L7">
      <style:text-properties fo:color="#000000" fo:font-style="normal" style:text-underline-style="none" fo:font-weight="normal" officeooo:rsid="00226c48" officeooo:paragraph-rsid="00226c48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text-properties fo:color="#000000" fo:font-style="normal" style:text-underline-style="none" fo:font-weight="normal" officeooo:rsid="0023a9ba" officeooo:paragraph-rsid="0023a9ba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color="#000000" fo:font-style="normal" style:text-underline-style="none" fo:font-weight="normal" officeooo:rsid="0023a9ba" officeooo:paragraph-rsid="0023a9ba" style:font-style-asian="normal" style:font-weight-asian="normal" style:font-style-complex="normal" style:font-weight-complex="normal"/>
    </style:style>
    <style:style style:name="P82" style:family="paragraph" style:parent-style-name="Standard" style:list-style-name="L7">
      <style:text-properties fo:color="#000000" fo:font-style="normal" style:text-underline-style="none" fo:font-weight="normal" officeooo:rsid="0026b6e1" officeooo:paragraph-rsid="0026b6e1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color="#000000" fo:font-style="normal" style:text-underline-style="none" fo:font-weight="normal" officeooo:rsid="0026b6e1" officeooo:paragraph-rsid="0026b6e1" style:font-style-asian="normal" style:font-weight-asian="normal" style:font-style-complex="normal" style:font-weight-complex="normal"/>
    </style:style>
    <style:style style:name="P84" style:family="paragraph" style:parent-style-name="Standard" style:list-style-name="L3">
      <style:text-properties fo:color="#000000" fo:font-size="12pt" fo:font-weight="bold" officeooo:rsid="001b266a" officeooo:paragraph-rsid="00313ce9" style:font-size-asian="12pt" style:font-weight-asian="bold" style:font-size-complex="12pt" style:font-weight-complex="bold"/>
    </style:style>
    <style:style style:name="P85" style:family="paragraph" style:parent-style-name="Standard" style:list-style-name="L3">
      <style:text-properties fo:color="#00000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86" style:family="paragraph" style:parent-style-name="Standard" style:list-style-name="L3">
      <style:text-properties fo:color="#000000" fo:font-size="12pt" fo:font-weight="normal" officeooo:rsid="001b266a" officeooo:paragraph-rsid="00313ce9" style:font-size-asian="12pt" style:font-weight-asian="normal" style:font-size-complex="12pt" style:font-weight-complex="normal"/>
    </style:style>
    <style:style style:name="P87" style:family="paragraph" style:parent-style-name="Standard" style:list-style-name="L3">
      <style:text-properties fo:color="#000000" fo:font-size="12pt" fo:font-weight="normal" officeooo:rsid="00159676" officeooo:paragraph-rsid="001b266a" style:font-size-asian="12pt" style:font-weight-asian="normal" style:font-size-complex="12pt" style:font-weight-complex="normal"/>
    </style:style>
    <style:style style:name="P88" style:family="paragraph" style:parent-style-name="Standard" style:list-style-name="L10">
      <style:text-properties fo:color="#000000" fo:font-size="12pt" fo:font-weight="normal" officeooo:rsid="002d6da3" officeooo:paragraph-rsid="002c4a6a" style:font-size-asian="12pt" style:font-weight-asian="normal" style:font-size-complex="12pt" style:font-weight-complex="normal"/>
    </style:style>
    <style:style style:name="P89" style:family="paragraph" style:parent-style-name="Standard" style:list-style-name="L10">
      <style:text-properties fo:color="#000000" fo:font-size="12pt" fo:font-weight="normal" officeooo:rsid="002d6da3" officeooo:paragraph-rsid="002d6da3" style:font-size-asian="12pt" style:font-weight-asian="normal" style:font-size-complex="12pt" style:font-weight-complex="normal"/>
    </style:style>
    <style:style style:name="P90" style:family="paragraph" style:parent-style-name="Standard">
      <style:text-properties fo:color="#000000" fo:font-size="12pt" fo:font-weight="normal" officeooo:rsid="002d6da3" officeooo:paragraph-rsid="002d6da3" style:font-size-asian="12pt" style:font-weight-asian="normal" style:font-size-complex="12pt" style:font-weight-complex="normal"/>
    </style:style>
    <style:style style:name="P91" style:family="paragraph" style:parent-style-name="Standard" style:list-style-name="L3">
      <style:text-properties fo:color="#000000" fo:font-size="12pt" fo:font-weight="normal" officeooo:rsid="00303c50" officeooo:paragraph-rsid="00303c50" style:font-size-asian="12pt" style:font-weight-asian="normal" style:font-size-complex="12pt" style:font-weight-complex="normal"/>
    </style:style>
    <style:style style:name="P92" style:family="paragraph" style:parent-style-name="Standard" style:list-style-name="L11">
      <style:text-properties fo:color="#000000" fo:font-size="12pt" fo:font-weight="normal" officeooo:rsid="002426c8" officeooo:paragraph-rsid="002426c8" style:font-size-asian="10.5pt" style:font-weight-asian="normal" style:font-size-complex="12pt" style:font-weight-complex="normal"/>
    </style:style>
    <style:style style:name="P93" style:family="paragraph" style:parent-style-name="Standard" style:list-style-name="L11">
      <style:text-properties fo:color="#000000" fo:font-size="12pt" fo:font-weight="normal" officeooo:rsid="002426c8" officeooo:paragraph-rsid="002a1519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color="#000000" fo:font-size="12pt" fo:font-weight="normal" officeooo:rsid="002426c8" officeooo:paragraph-rsid="002426c8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text-properties fo:color="#000000" fo:font-size="12pt" fo:font-weight="normal" officeooo:rsid="002a3324" officeooo:paragraph-rsid="002a3324" style:font-size-asian="10.5pt" style:font-weight-asian="normal" style:font-size-complex="12pt" style:font-weight-complex="normal"/>
    </style:style>
    <style:style style:name="P96" style:family="paragraph" style:parent-style-name="Standard">
      <style:text-properties fo:color="#000000" fo:font-size="12pt" fo:font-weight="normal" officeooo:rsid="002a3324" officeooo:paragraph-rsid="002d6da3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text-properties fo:color="#000000" fo:font-size="12pt" fo:font-weight="normal" officeooo:rsid="002a1519" officeooo:paragraph-rsid="002a1519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text-properties fo:color="#000000" fo:font-size="12pt" fo:font-weight="normal" officeooo:rsid="002d6da3" officeooo:paragraph-rsid="002d6da3" style:font-size-asian="10.5pt" style:font-weight-asian="normal" style:font-size-complex="12pt" style:font-weight-complex="normal"/>
    </style:style>
    <style:style style:name="P99" style:family="paragraph" style:parent-style-name="Standard" style:list-style-name="L9">
      <style:text-properties fo:color="#000000" fo:font-size="12pt" style:text-underline-style="none" fo:font-weight="bold" officeooo:rsid="001a7dd6" officeooo:paragraph-rsid="001a7dd6" style:font-size-asian="10.5pt" style:font-weight-asian="bold" style:font-size-complex="12pt" style:font-weight-complex="bold"/>
    </style:style>
    <style:style style:name="P100" style:family="paragraph" style:parent-style-name="Standard" style:list-style-name="L9">
      <style:text-properties fo:color="#00000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101" style:family="paragraph" style:parent-style-name="Standard" style:list-style-name="L9">
      <style:text-properties fo:color="#000000" fo:font-size="12pt" style:text-underline-style="none" fo:font-weight="normal" officeooo:rsid="002c4a6a" officeooo:paragraph-rsid="002c4a6a" style:font-size-asian="10.5pt" style:font-weight-asian="normal" style:font-size-complex="12pt" style:font-weight-complex="normal"/>
    </style:style>
    <style:style style:name="P102" style:family="paragraph" style:parent-style-name="Standard" style:list-style-name="L9">
      <style:text-properties fo:color="#000000" fo:font-size="12pt" style:text-underline-style="none" fo:font-weight="normal" officeooo:rsid="001b266a" officeooo:paragraph-rsid="001b266a" style:font-size-asian="10.5pt" style:font-weight-asian="normal" style:font-size-complex="12pt" style:font-weight-complex="normal"/>
    </style:style>
    <style:style style:name="P103" style:family="paragraph" style:parent-style-name="Standard" style:list-style-name="L3">
      <style:text-properties fo:color="#00a933" fo:font-style="italic" fo:font-weight="normal" officeooo:rsid="001682e3" officeooo:paragraph-rsid="001682e3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color="#00a933" fo:font-weight="normal" officeooo:rsid="00313ce9" officeooo:paragraph-rsid="00313ce9" style:font-weight-asian="normal" style:font-weight-complex="normal"/>
    </style:style>
    <style:style style:name="P105" style:family="paragraph" style:parent-style-name="Standard" style:list-style-name="L12">
      <style:text-properties fo:color="#00a933" fo:font-weight="normal" officeooo:rsid="00313ce9" officeooo:paragraph-rsid="00313ce9" style:font-weight-asian="normal" style:font-weight-complex="normal"/>
    </style:style>
    <style:style style:name="P106" style:family="paragraph" style:parent-style-name="Standard" style:list-style-name="L3">
      <style:text-properties fo:color="#800080" fo:font-size="12pt" fo:font-weight="normal" officeooo:rsid="001b266a" officeooo:paragraph-rsid="001b266a" style:font-size-asian="12pt" style:font-weight-asian="normal" style:font-size-complex="12pt" style:font-weight-complex="normal"/>
    </style:style>
    <style:style style:name="P107" style:family="paragraph" style:parent-style-name="Standard" style:list-style-name="L11">
      <style:text-properties fo:color="#800080" fo:font-size="12pt" fo:font-weight="normal" officeooo:rsid="002a1519" officeooo:paragraph-rsid="002a1519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color="#800080" fo:font-size="12pt" fo:font-weight="normal" officeooo:rsid="002a1519" officeooo:paragraph-rsid="002a1519" style:font-size-asian="10.5pt" style:font-weight-asian="normal" style:font-size-complex="12pt" style:font-weight-complex="normal"/>
    </style:style>
    <style:style style:name="P109" style:family="paragraph" style:parent-style-name="Standard" style:list-style-name="L11">
      <style:text-properties fo:color="#800080" fo:font-size="12pt" fo:font-weight="normal" officeooo:rsid="002426c8" officeooo:paragraph-rsid="002a1519" style:font-size-asian="10.5pt" style:font-weight-asian="normal" style:font-size-complex="12pt" style:font-weight-complex="normal"/>
    </style:style>
    <style:style style:name="P110" style:family="paragraph" style:parent-style-name="Standard">
      <style:text-properties fo:color="#800080" fo:font-size="12pt" fo:font-weight="normal" officeooo:rsid="002426c8" officeooo:paragraph-rsid="002426c8" style:font-size-asian="10.5pt" style:font-weight-asian="normal" style:font-size-complex="12pt" style:font-weight-complex="normal"/>
    </style:style>
    <style:style style:name="P111" style:family="paragraph" style:parent-style-name="Standard" style:list-style-name="L9">
      <style:text-properties fo:color="#800080" fo:font-size="12pt" style:text-underline-style="none" fo:font-weight="normal" officeooo:rsid="001a7dd6" officeooo:paragraph-rsid="001a7dd6" style:font-size-asian="10.5pt" style:font-weight-asian="normal" style:font-size-complex="12pt" style:font-weight-complex="normal"/>
    </style:style>
    <style:style style:name="P112" style:family="paragraph" style:parent-style-name="Standard" style:list-style-name="L4">
      <style:text-properties fo:color="#800080" fo:font-weight="normal" officeooo:rsid="00177bbd" officeooo:paragraph-rsid="00177bbd" style:font-weight-asian="normal" style:font-weight-complex="normal"/>
    </style:style>
    <style:style style:name="P113" style:family="paragraph" style:parent-style-name="Standard" style:list-style-name="L6">
      <style:text-properties fo:color="#800080" fo:font-style="normal" style:text-underline-style="none" fo:font-weight="normal" officeooo:rsid="001cfff9" officeooo:paragraph-rsid="001cfff9" style:font-style-asian="normal" style:font-weight-asian="normal" style:font-style-complex="normal" style:font-weight-complex="normal"/>
    </style:style>
    <style:style style:name="P114" style:family="paragraph" style:parent-style-name="Standard" style:list-style-name="L6">
      <style:text-properties fo:color="#800080" fo:font-style="normal" style:text-underline-style="none" fo:font-weight="normal" officeooo:rsid="002426c8" officeooo:paragraph-rsid="002426c8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color="#800080" fo:font-style="normal" style:text-underline-style="none" fo:font-weight="normal" officeooo:rsid="002426c8" officeooo:paragraph-rsid="002426c8" style:font-style-asian="normal" style:font-weight-asian="normal" style:font-style-complex="normal" style:font-weight-complex="normal"/>
    </style:style>
    <style:style style:name="P116" style:family="paragraph" style:parent-style-name="Standard" style:list-style-name="L7">
      <style:text-properties fo:color="#800080" fo:font-style="normal" style:text-underline-style="none" fo:font-weight="normal" officeooo:rsid="00226c48" officeooo:paragraph-rsid="00226c48" style:font-style-asian="normal" style:font-weight-asian="normal" style:font-style-complex="normal" style:font-weight-complex="normal"/>
    </style:style>
    <style:style style:name="P117" style:family="paragraph" style:parent-style-name="Standard" style:list-style-name="L7">
      <style:text-properties fo:color="#800080" fo:font-style="normal" style:text-underline-style="none" fo:font-weight="normal" officeooo:rsid="0023a9ba" officeooo:paragraph-rsid="0023a9ba" style:font-style-asian="normal" style:font-weight-asian="normal" style:font-style-complex="normal" style:font-weight-complex="normal"/>
    </style:style>
    <style:style style:name="P118" style:family="paragraph" style:parent-style-name="Standard" style:list-style-name="L4">
      <style:text-properties officeooo:rsid="001682e3" officeooo:paragraph-rsid="001682e3"/>
    </style:style>
    <style:style style:name="P119" style:family="paragraph" style:parent-style-name="Standard" style:list-style-name="L5">
      <style:text-properties officeooo:paragraph-rsid="001682e3"/>
    </style:style>
    <style:style style:name="P120" style:family="paragraph" style:parent-style-name="Standard" style:list-style-name="L6">
      <style:text-properties officeooo:paragraph-rsid="001cfff9"/>
    </style:style>
    <style:style style:name="P121" style:family="paragraph" style:parent-style-name="Standard" style:list-style-name="L6">
      <style:text-properties officeooo:paragraph-rsid="002165e6"/>
    </style:style>
    <style:style style:name="P122" style:family="paragraph" style:parent-style-name="Standard" style:list-style-name="L6">
      <style:text-properties officeooo:paragraph-rsid="00226c48"/>
    </style:style>
    <style:style style:name="P123" style:family="paragraph" style:parent-style-name="Standard" style:list-style-name="L6">
      <style:text-properties officeooo:paragraph-rsid="001fc157"/>
    </style:style>
    <style:style style:name="P124" style:family="paragraph" style:parent-style-name="Standard" style:list-style-name="L6">
      <style:text-properties officeooo:rsid="002426c8" officeooo:paragraph-rsid="002426c8"/>
    </style:style>
    <style:style style:name="P125" style:family="paragraph" style:parent-style-name="Standard" style:list-style-name="L6">
      <style:text-properties officeooo:rsid="002165e6" officeooo:paragraph-rsid="00261456"/>
    </style:style>
    <style:style style:name="P126" style:family="paragraph" style:parent-style-name="Standard" style:list-style-name="L7">
      <style:text-properties officeooo:rsid="002165e6" officeooo:paragraph-rsid="00226c48"/>
    </style:style>
    <style:style style:name="P127" style:family="paragraph" style:parent-style-name="Standard">
      <style:text-properties fo:color="#666666" fo:font-style="normal" style:text-underline-style="none" fo:font-weight="normal" officeooo:rsid="001fc157" officeooo:paragraph-rsid="001e3da9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color="#666666" fo:font-style="normal" style:text-underline-style="none" fo:font-weight="normal" officeooo:rsid="001fc157" officeooo:paragraph-rsid="001fc157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color="#666666" fo:font-style="normal" style:text-underline-style="none" fo:font-weight="normal" officeooo:rsid="001fc157" officeooo:paragraph-rsid="0023a9ba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color="#666666" fo:font-style="normal" style:text-underline-style="none" fo:font-weight="normal" officeooo:rsid="001fc157" officeooo:paragraph-rsid="00226c48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color="#666666" fo:font-style="normal" style:text-underline-style="none" fo:font-weight="normal" officeooo:rsid="00209dbb" officeooo:paragraph-rsid="00209dbb" style:font-style-asian="normal" style:font-weight-asian="normal" style:font-style-complex="normal" style:font-weight-complex="normal"/>
    </style:style>
    <style:style style:name="P132" style:family="paragraph" style:parent-style-name="Standard" style:list-style-name="L7">
      <style:text-properties fo:color="#666666" officeooo:rsid="0026b6e1" officeooo:paragraph-rsid="0026b6e1"/>
    </style:style>
    <style:style style:name="P133" style:family="paragraph" style:parent-style-name="Standard">
      <style:text-properties fo:color="#2a6099" fo:font-style="normal" style:text-underline-style="solid" style:text-underline-width="auto" style:text-underline-color="font-color" fo:font-weight="bold" officeooo:rsid="001b266a" officeooo:paragraph-rsid="002165e6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color="#2a6099" fo:font-size="12pt" fo:font-weight="normal" officeooo:rsid="002a1519" officeooo:paragraph-rsid="002a1519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color="#2a6099" fo:font-weight="bold" officeooo:rsid="001682e3" officeooo:paragraph-rsid="002165e6" style:font-weight-asian="bold" style:font-weight-complex="bold"/>
    </style:style>
    <style:style style:name="P136" style:family="paragraph" style:parent-style-name="Standard" style:list-style-name="L7">
      <style:text-properties officeooo:paragraph-rsid="00226c48"/>
    </style:style>
    <style:style style:name="P137" style:family="paragraph" style:parent-style-name="Standard" style:list-style-name="L7">
      <style:text-properties officeooo:paragraph-rsid="0023a9ba"/>
    </style:style>
    <style:style style:name="P138" style:family="paragraph" style:parent-style-name="Standard" style:list-style-name="L7">
      <style:text-properties officeooo:rsid="00226c48" officeooo:paragraph-rsid="00226c48"/>
    </style:style>
    <style:style style:name="P139" style:family="paragraph" style:parent-style-name="Standard" style:list-style-name="L7">
      <style:text-properties officeooo:rsid="0023a9ba" officeooo:paragraph-rsid="0023a9ba"/>
    </style:style>
    <style:style style:name="P140" style:family="paragraph" style:parent-style-name="Standard" style:list-style-name="L7">
      <style:text-properties officeooo:rsid="0026b6e1" officeooo:paragraph-rsid="0026b6e1"/>
    </style:style>
    <style:style style:name="P141" style:family="paragraph" style:parent-style-name="Standard" style:list-style-name="L7">
      <style:text-properties officeooo:rsid="0026b6e1" officeooo:paragraph-rsid="00283f03"/>
    </style:style>
    <style:style style:name="P142" style:family="paragraph" style:parent-style-name="Standard" style:list-style-name="L9">
      <style:text-properties officeooo:rsid="001a7dd6" officeooo:paragraph-rsid="001a7dd6"/>
    </style:style>
    <style:style style:name="P143" style:family="paragraph" style:parent-style-name="Standard" style:list-style-name="L10">
      <style:text-properties officeooo:paragraph-rsid="002c4a6a"/>
    </style:style>
    <style:style style:name="P144" style:family="paragraph" style:parent-style-name="Standard" style:list-style-name="L11">
      <style:text-properties officeooo:paragraph-rsid="002a1519"/>
    </style:style>
    <style:style style:name="P145" style:family="paragraph" style:parent-style-name="Standard" style:list-style-name="L11">
      <style:text-properties officeooo:paragraph-rsid="002a3324"/>
    </style:style>
    <style:style style:name="P146" style:family="paragraph" style:parent-style-name="Standard" style:list-style-name="L11">
      <style:text-properties officeooo:rsid="002a1519" officeooo:paragraph-rsid="002a1519"/>
    </style:style>
    <style:style style:name="P147" style:family="paragraph" style:parent-style-name="Standard" style:list-style-name="L11">
      <style:text-properties fo:color="#158466" fo:font-size="12pt" fo:font-style="normal" style:text-underline-style="none" fo:font-weight="normal" officeooo:rsid="00283f03" officeooo:paragraph-rsid="002a151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color="#c9211e" fo:font-size="12pt" fo:font-weight="normal" officeooo:rsid="002ba4f6" officeooo:paragraph-rsid="002ba4f6" style:font-size-asian="10.5pt" style:font-weight-asian="normal" style:font-size-complex="12pt" style:font-weight-complex="normal"/>
    </style:style>
    <style:style style:name="P149" style:family="paragraph" style:parent-style-name="Standard">
      <style:text-properties fo:color="#c9211e" fo:font-size="12pt" fo:font-weight="normal" officeooo:rsid="002d6da3" officeooo:paragraph-rsid="002d6da3" style:font-size-asian="10.5pt" style:font-weight-asian="normal" style:font-size-complex="12pt" style:font-weight-complex="normal"/>
    </style:style>
    <style:style style:name="P150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2f1729" style:font-size-asian="14pt" style:font-weight-asian="bold" style:font-size-complex="14pt" style:font-weight-complex="bold"/>
    </style:style>
    <style:style style:name="P151" style:family="paragraph" style:parent-style-name="Standard">
      <style:text-properties officeooo:paragraph-rsid="00313ce9"/>
    </style:style>
    <style:style style:name="P152" style:family="paragraph" style:parent-style-name="Standard" style:list-style-name="L5">
      <style:text-properties fo:color="#ff0000" officeooo:rsid="00313ce9" officeooo:paragraph-rsid="00313ce9"/>
    </style:style>
    <style:style style:name="P153" style:family="paragraph" style:parent-style-name="Standard">
      <style:text-properties fo:color="#ff0000" fo:font-style="normal" fo:font-weight="normal" officeooo:rsid="001682e3" officeooo:paragraph-rsid="001682e3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color="#ff0000" fo:font-style="normal" style:text-underline-style="none" fo:font-weight="normal" officeooo:rsid="00360086" officeooo:paragraph-rsid="00360086" style:font-style-asian="normal" style:font-weight-asian="normal" style:font-style-complex="normal" style:font-weight-complex="normal"/>
    </style:style>
    <style:style style:name="P155" style:family="paragraph" style:parent-style-name="Standard" style:list-style-name="L13">
      <style:text-properties fo:color="#ff0000" fo:font-style="normal" style:text-underline-style="none" fo:font-weight="normal" officeooo:rsid="00360086" officeooo:paragraph-rsid="00360086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color="#ff0000" fo:font-size="14pt" fo:font-style="normal" style:text-underline-style="solid" style:text-underline-width="auto" style:text-underline-color="font-color" fo:font-weight="bold" officeooo:rsid="0036c32a" officeooo:paragraph-rsid="0036c32a" style:font-size-asian="12.25pt" style:font-style-asian="normal" style:font-weight-asian="bold" style:font-size-complex="14pt" style:font-style-complex="normal" style:font-weight-complex="bold"/>
    </style:style>
    <style:style style:name="P157" style:family="paragraph" style:parent-style-name="Standard" style:list-style-name="L12">
      <style:text-properties officeooo:paragraph-rsid="00333aa0"/>
    </style:style>
    <style:style style:name="T1" style:family="text">
      <style:text-properties officeooo:rsid="00159676"/>
    </style:style>
    <style:style style:name="T2" style:family="text">
      <style:text-properties fo:font-weight="normal" officeooo:rsid="00159676" style:font-weight-asian="normal" style:font-weight-complex="normal"/>
    </style:style>
    <style:style style:name="T3" style:family="text">
      <style:text-properties fo:font-weight="normal" officeooo:rsid="001682e3" style:font-weight-asian="normal" style:font-weight-complex="normal"/>
    </style:style>
    <style:style style:name="T4" style:family="text">
      <style:text-properties fo:color="#ff8000"/>
    </style:style>
    <style:style style:name="T5" style:family="text">
      <style:text-properties fo:color="#ff8000" officeooo:rsid="002c4a6a"/>
    </style:style>
    <style:style style:name="T6" style:family="text">
      <style:text-properties officeooo:rsid="001682e3"/>
    </style:style>
    <style:style style:name="T7" style:family="text">
      <style:text-properties fo:color="#2a6099" style:text-underline-style="solid" style:text-underline-width="auto" style:text-underline-color="font-color" fo:font-weight="bold" officeooo:rsid="001682e3" style:font-weight-asian="bold" style:font-weight-complex="bold"/>
    </style:style>
    <style:style style:name="T8" style:family="text">
      <style:text-properties fo:color="#2a6099" style:text-underline-style="solid" style:text-underline-width="auto" style:text-underline-color="font-color" fo:font-weight="bold" officeooo:rsid="001a7dd6" style:font-weight-asian="bold" style:font-weight-complex="bold"/>
    </style:style>
    <style:style style:name="T9" style:family="text">
      <style:text-properties fo:color="#2a6099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2a6099" fo:font-style="normal" style:text-underline-style="solid" style:text-underline-width="auto" style:text-underline-color="font-color" fo:font-weight="bold" officeooo:rsid="002165e6" style:font-style-asian="normal" style:font-weight-asian="bold" style:font-style-complex="normal" style:font-weight-complex="bold"/>
    </style:style>
    <style:style style:name="T11" style:family="text">
      <style:text-properties fo:color="#2a6099" fo:font-style="normal" fo:font-weight="normal" officeooo:rsid="001682e3" style:font-style-asian="normal" style:font-weight-asian="normal" style:font-style-complex="normal" style:font-weight-complex="normal"/>
    </style:style>
    <style:style style:name="T12" style:family="text">
      <style:text-properties fo:color="#2a6099" fo:font-style="normal" fo:font-weight="normal" officeooo:rsid="002165e6" style:font-style-asian="normal" style:font-weight-asian="normal" style:font-style-complex="normal" style:font-weight-complex="normal"/>
    </style:style>
    <style:style style:name="T13" style:family="text">
      <style:text-properties fo:color="#2a6099" fo:font-style="normal" fo:font-weight="normal" officeooo:rsid="00177bbd" style:font-style-asian="normal" style:font-weight-asian="normal" style:font-style-complex="normal" style:font-weight-complex="normal"/>
    </style:style>
    <style:style style:name="T14" style:family="text">
      <style:text-properties fo:color="#2a6099" style:text-line-through-style="solid" style:text-line-through-type="single" style:text-underline-style="solid" style:text-underline-width="auto" style:text-underline-color="font-color" fo:font-weight="bold" officeooo:rsid="001682e3" style:font-weight-asian="bold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fo:font-size="12pt" style:text-underline-style="none" fo:font-weight="normal" officeooo:rsid="001af5eb" style:font-size-asian="10.5pt" style:font-weight-asian="normal" style:font-size-complex="12pt" style:font-weight-complex="normal"/>
    </style:style>
    <style:style style:name="T18" style:family="text">
      <style:text-properties fo:color="#000000" fo:font-size="12pt" style:text-underline-style="none" fo:font-weight="normal" officeooo:rsid="001b266a" style:font-size-asian="10.5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2c4a6a" style:font-size-asian="12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d6da3" style:font-size-asian="12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1b266a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d7d04" style:font-size-asian="12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303c50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13ce9" style:font-size-asian="12pt" style:font-weight-asian="normal" style:font-size-complex="12pt" style:font-weight-complex="normal"/>
    </style:style>
    <style:style style:name="T25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426c8" style:font-size-asian="10.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a1519" style:font-size-asian="10.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2a3324" style:font-size-asian="10.5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2d6da3" style:font-size-asian="10.5pt" style:font-weight-asian="normal" style:font-size-complex="12pt" style:font-weight-complex="normal"/>
    </style:style>
    <style:style style:name="T30" style:family="text">
      <style:text-properties fo:color="#000000" fo:font-size="12pt" fo:font-weight="bold" officeooo:rsid="001b266a" style:font-size-asian="12pt" style:font-weight-asian="bold" style:font-size-complex="12pt" style:font-weight-complex="bold"/>
    </style:style>
    <style:style style:name="T31" style:family="text">
      <style:text-properties fo:color="#000000" fo:font-size="12pt" fo:font-weight="bold" officeooo:rsid="00159676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officeooo:rsid="00303c50" style:font-size-asian="12pt" style:font-weight-asian="bold" style:font-size-complex="12pt" style:font-weight-complex="bold"/>
    </style:style>
    <style:style style:name="T33" style:family="text">
      <style:text-properties fo:color="#000000" fo:font-size="12pt" fo:font-weight="bold" officeooo:rsid="00313ce9" style:font-size-asian="12pt" style:font-weight-asian="bold" style:font-size-complex="12pt" style:font-weight-complex="bold"/>
    </style:style>
    <style:style style:name="T3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style:text-underline-style="none" fo:font-weight="normal" officeooo:rsid="001cfff9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38" style:family="text">
      <style:text-properties fo:color="#000000" fo:font-style="normal" style:text-underline-style="none" fo:font-weight="normal" officeooo:rsid="00209dbb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style:text-underline-style="none" fo:font-weight="normal" officeooo:rsid="00226c48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style:text-underline-style="none" fo:font-weight="normal" officeooo:rsid="00261456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style:text-underline-style="none" fo:font-weight="normal" officeooo:rsid="002d7d04" style:font-style-asian="normal" style:font-weight-asian="normal" style:font-style-complex="normal" style:font-weight-complex="normal"/>
    </style:style>
    <style:style style:name="T45" style:family="text">
      <style:text-properties fo:color="#800080" fo:font-weight="normal" style:font-weight-asian="normal" style:font-weight-complex="normal"/>
    </style:style>
    <style:style style:name="T46" style:family="text">
      <style:text-properties fo:color="#800080" fo:font-size="12pt" fo:font-weight="normal" officeooo:rsid="002426c8" style:font-size-asian="10.5pt" style:font-weight-asian="normal" style:font-size-complex="12pt" style:font-weight-complex="normal"/>
    </style:style>
    <style:style style:name="T47" style:family="text">
      <style:text-properties fo:color="#800080" fo:font-size="12pt" fo:font-weight="normal" officeooo:rsid="002a1519" style:font-size-asian="10.5pt" style:font-weight-asian="normal" style:font-size-complex="12pt" style:font-weight-complex="normal"/>
    </style:style>
    <style:style style:name="T4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9" style:family="text">
      <style:text-properties fo:font-size="14pt" fo:font-weight="bold" officeooo:rsid="001af5eb" style:font-size-asian="14pt" style:font-weight-asian="bold" style:font-size-complex="14pt" style:font-weight-complex="bold"/>
    </style:style>
    <style:style style:name="T50" style:family="text">
      <style:text-properties fo:font-size="14pt" fo:font-weight="bold" officeooo:rsid="00159676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1a7dd6" style:font-size-asian="14pt" style:font-weight-asian="bold" style:font-size-complex="14pt" style:font-weight-complex="bold"/>
    </style:style>
    <style:style style:name="T52" style:family="text">
      <style:text-properties fo:color="#00a933"/>
    </style:style>
    <style:style style:name="T53" style:family="text">
      <style:text-properties fo:color="#00a933" officeooo:rsid="002c4a6a"/>
    </style:style>
    <style:style style:name="T54" style:family="text">
      <style:text-properties fo:color="#00a933" fo:font-size="12pt" style:text-underline-style="none" fo:font-weight="normal" officeooo:rsid="002f1729" style:font-size-asian="10.5pt" style:font-weight-asian="normal" style:font-size-complex="12pt" style:font-weight-complex="normal"/>
    </style:style>
    <style:style style:name="T55" style:family="text">
      <style:text-properties fo:color="#00a933" fo:font-size="12pt" fo:font-weight="bold" officeooo:rsid="00313ce9" style:font-size-asian="12pt" style:font-weight-asian="bold" style:font-size-complex="12pt" style:font-weight-complex="bold"/>
    </style:style>
    <style:style style:name="T56" style:family="text">
      <style:text-properties fo:color="#00a933" fo:font-size="12pt" officeooo:rsid="00313ce9" style:font-size-asian="12pt" style:font-size-complex="12pt"/>
    </style:style>
    <style:style style:name="T57" style:family="text">
      <style:text-properties fo:color="#00a933" fo:font-size="12pt" style:text-underline-style="solid" style:text-underline-width="auto" style:text-underline-color="font-color" fo:font-weight="bold" officeooo:rsid="00313ce9" style:font-size-asian="12pt" style:font-weight-asian="bold" style:font-size-complex="12pt" style:font-weight-complex="bold"/>
    </style:style>
    <style:style style:name="T58" style:family="text">
      <style:text-properties fo:color="#00a933" officeooo:rsid="00313ce9"/>
    </style:style>
    <style:style style:name="T59" style:family="text">
      <style:text-properties fo:color="#00a933" fo:font-weight="normal" officeooo:rsid="00333aa0" style:font-weight-asian="normal" style:font-weight-complex="normal"/>
    </style:style>
    <style:style style:name="T60" style:family="text">
      <style:text-properties fo:color="#00a933" fo:font-weight="normal" officeooo:rsid="00343108" style:font-weight-asian="normal" style:font-weight-complex="normal"/>
    </style:style>
    <style:style style:name="T61" style:family="text">
      <style:text-properties fo:color="#00a933" officeooo:rsid="0036c32a"/>
    </style:style>
    <style:style style:name="T62" style:family="text">
      <style:text-properties officeooo:rsid="001af5eb"/>
    </style:style>
    <style:style style:name="T63" style:family="text">
      <style:text-properties fo:color="#666666"/>
    </style:style>
    <style:style style:name="T64" style:family="text">
      <style:text-properties fo:color="#666666" officeooo:rsid="001e3da9"/>
    </style:style>
    <style:style style:name="T65" style:family="text">
      <style:text-properties fo:color="#666666" fo:font-style="normal" style:text-underline-style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666666" fo:font-style="normal" style:text-underline-style="none" fo:font-weight="normal" officeooo:rsid="001fc157" style:font-style-asian="normal" style:font-weight-asian="normal" style:font-style-complex="normal" style:font-weight-complex="normal"/>
    </style:style>
    <style:style style:name="T67" style:family="text">
      <style:text-properties fo:color="#666666" fo:font-style="normal" style:text-underline-style="none" fo:font-weight="normal" officeooo:rsid="001e3da9" style:font-style-asian="normal" style:font-weight-asian="normal" style:font-style-complex="normal" style:font-weight-complex="normal"/>
    </style:style>
    <style:style style:name="T68" style:family="text">
      <style:text-properties fo:color="#666666" fo:font-style="normal" style:text-underline-style="none" fo:font-weight="normal" officeooo:rsid="002426c8" style:font-style-asian="normal" style:font-weight-asian="normal" style:font-style-complex="normal" style:font-weight-complex="normal"/>
    </style:style>
    <style:style style:name="T69" style:family="text">
      <style:text-properties fo:color="#666666" fo:font-style="normal" style:text-underline-style="none" fo:font-weight="normal" officeooo:rsid="0026385a" style:font-style-asian="normal" style:font-weight-asian="normal" style:font-style-complex="normal" style:font-weight-complex="normal"/>
    </style:style>
    <style:style style:name="T70" style:family="text">
      <style:text-properties fo:color="#666666"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71" style:family="text">
      <style:text-properties fo:color="#666666" officeooo:rsid="001fc157"/>
    </style:style>
    <style:style style:name="T72" style:family="text">
      <style:text-properties fo:color="#666666" officeooo:rsid="00209dbb"/>
    </style:style>
    <style:style style:name="T73" style:family="text">
      <style:text-properties fo:color="#666666" officeooo:rsid="00283f03"/>
    </style:style>
    <style:style style:name="T74" style:family="text">
      <style:text-properties officeooo:rsid="001cfff9"/>
    </style:style>
    <style:style style:name="T75" style:family="text">
      <style:text-properties officeooo:rsid="001e3da9"/>
    </style:style>
    <style:style style:name="T76" style:family="text">
      <style:text-properties officeooo:rsid="001fc157"/>
    </style:style>
    <style:style style:name="T77" style:family="text">
      <style:text-properties officeooo:rsid="00209dbb"/>
    </style:style>
    <style:style style:name="T7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283f03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177bbd" style:font-style-asian="normal" style:font-weight-asian="normal" style:font-style-complex="normal" style:font-weight-complex="normal"/>
    </style:style>
    <style:style style:name="T82" style:family="text">
      <style:text-properties fo:color="#158466" fo:font-style="normal" style:text-underline-style="none" fo:font-weight="normal" officeooo:rsid="0026b6e1" style:font-style-asian="normal" style:font-weight-asian="normal" style:font-style-complex="normal" style:font-weight-complex="normal"/>
    </style:style>
    <style:style style:name="T83" style:family="text">
      <style:text-properties fo:color="#158466" fo:font-style="normal" style:text-underline-style="none" fo:font-weight="normal" officeooo:rsid="0023a9ba" style:font-style-asian="normal" style:font-weight-asian="normal" style:font-style-complex="normal" style:font-weight-complex="normal"/>
    </style:style>
    <style:style style:name="T84" style:family="text">
      <style:text-properties fo:color="#158466" fo:font-size="12pt" fo:font-weight="normal" officeooo:rsid="00283f03" style:font-size-asian="10.5pt" style:font-weight-asian="normal" style:font-size-complex="12pt" style:font-weight-complex="normal"/>
    </style:style>
    <style:style style:name="T85" style:family="text">
      <style:text-properties fo:color="#158466" fo:font-size="12pt" fo:font-weight="normal" officeooo:rsid="002a1519" style:font-size-asian="10.5pt" style:font-weight-asian="normal" style:font-size-complex="12pt" style:font-weight-complex="normal"/>
    </style:style>
    <style:style style:name="T86" style:family="text">
      <style:text-properties fo:color="#158466" fo:font-size="12pt" fo:font-style="normal" style:text-underline-style="none" fo:font-weight="normal" officeooo:rsid="0026b6e1" style:font-size-asian="10.5pt" style:font-style-asian="normal" style:font-weight-asian="normal" style:font-size-complex="12pt" style:font-style-complex="normal" style:font-weight-complex="normal"/>
    </style:style>
    <style:style style:name="T87" style:family="text">
      <style:text-properties fo:color="#158466" fo:font-size="12pt" fo:font-style="normal" style:text-underline-style="none" fo:font-weight="normal" officeooo:rsid="00283f03" style:font-size-asian="10.5pt" style:font-style-asian="normal" style:font-weight-asian="normal" style:font-size-complex="12pt" style:font-style-complex="normal" style:font-weight-complex="normal"/>
    </style:style>
    <style:style style:name="T88" style:family="text">
      <style:text-properties officeooo:rsid="00303c50"/>
    </style:style>
    <style:style style:name="T89" style:family="text">
      <style:text-properties officeooo:rsid="00313ce9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officeooo:rsid="00333a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0">Text file with information about Deltas <text:span text:style-name="T54">(COMPLETE)</text:span></text:p>
      <text:p text:style-name="P34"/>
      <text:p text:style-name="P34">Table of:</text:p>
      <text:p text:style-name="P8">Delta, <text:span text:style-name="T75">Mc_SLN, Mp_SLN, </text:span>sigma_LN, sigma_SLN, alpha_SLN, alpha_CC3, beta </text:p>
      <text:p text:style-name="P28"/>
      <text:p text:style-name="P28">Isatis runs</text:p>
      <text:p text:style-name="P33"/>
      <text:p text:style-name="P33">Unmodified version</text:p>
      <text:list xml:id="list2491553939" text:style-name="L1">
        <text:list-item>
          <text:p text:style-name="P44">Monochromatic MF</text:p>
        </text:list-item>
      </text:list>
      <text:p text:style-name="P25"/>
      <text:p text:style-name="P24">____________________________________________________________________________</text:p>
      <text:p text:style-name="P24"/>
      <text:p text:style-name="P24"/>
      <text:p text:style-name="P24">START OF PROGRAM:</text:p>
      <text:p text:style-name="P31"/>
      <text:p text:style-name="P31">Imports:</text:p>
      <text:list xml:id="list3923807832" text:style-name="L2">
        <text:list-item>
          <text:p text:style-name="P45">numpy</text:p>
        </text:list-item>
        <text:list-item>
          <text:p text:style-name="P45">matplotlib.pyplot</text:p>
        </text:list-item>
        <text:list-item>
          <text:p text:style-name="P45">matplotlib</text:p>
        </text:list-item>
      </text:list>
      <text:p text:style-name="P31"/>
      <text:p text:style-name="P27">Plotting style code</text:p>
      <text:p text:style-name="P27"/>
      <text:p text:style-name="P27"/>
      <text:p text:style-name="P30">____________________________________________________________________________</text:p>
      <text:p text:style-name="P29"/>
      <text:p text:style-name="P1"><text:span text:style-name="T48">METHODS:</text:span><text:line-break/></text:p>
      <text:list xml:id="list3671972449" text:style-name="L3">
        <text:list-item>
          <text:p text:style-name="P49"><text:span text:style-name="T6">LN</text:span><text:span text:style-name="T1"> (m, m_c, sigma) </text:span><text:span text:style-name="T56">INITIAL IMPLEMENTATION</text:span></text:p>
          <text:list>
            <text:list-item>
              <text:p text:style-name="P51">Log-normal mass function (with characteristic mass m_c and standard deviation sigma), evaluated at m.</text:p>
            </text:list-item>
            <text:list-item>
              <text:p text:style-name="P51">m: </text:p>
              <text:list>
                <text:list-item>
                  <text:p text:style-name="P51">Array-like. PBH mass.</text:p>
                </text:list-item>
              </text:list>
            </text:list-item>
            <text:list-item>
              <text:p text:style-name="P51">m_c: </text:p>
              <text:list>
                <text:list-item>
                  <text:p text:style-name="P51">Float. Characteristic PBH mass</text:p>
                </text:list-item>
              </text:list>
            </text:list-item>
            <text:list-item>
              <text:p text:style-name="P51">sigma: </text:p>
              <text:list>
                <text:list-item>
                  <text:p text:style-name="P51">Float. Standard deviation of the log-normal mass function.</text:p>
                </text:list-item>
              </text:list>
            </text:list-item>
            <text:list-item>
              <text:p text:style-name="P51">Returns: </text:p>
              <text:list>
                <text:list-item>
                  <text:p text:style-name="P51">Array-like: Value of the log-normal mass function.</text:p>
                </text:list-item>
              </text:list>
            </text:list-item>
          </text:list>
        </text:list-item>
      </text:list>
      <text:p text:style-name="P1"/>
      <text:list xml:id="list185246311143405" text:continue-numbering="true" text:style-name="L3">
        <text:list-item>
          <text:p text:style-name="P49"><text:span text:style-name="T6">SLN</text:span><text:span text:style-name="T1"> <text:s/>(m, m_c, sigma, alpha) </text:span><text:span text:style-name="T56">INITIAL IMPLEMENTATION</text:span></text:p>
          <text:list>
            <text:list-item>
              <text:p text:style-name="P46"><text:span text:style-name="T2">Skew-lognormal mass function </text:span><text:span text:style-name="T3">(</text:span><text:span text:style-name="T2">defined in 2009.03204 Eq. 8]</text:span><text:span text:style-name="T3">),</text:span><text:span text:style-name="T2"> with characteristic mass m_c and parameters sigma and alpha, evaluated at m.</text:span></text:p>
            </text:list-item>
            <text:list-item>
              <text:p text:style-name="P51">m: Array-like. </text:p>
              <text:list>
                <text:list-item>
                  <text:p text:style-name="P51">PBH mass.</text:p>
                </text:list-item>
              </text:list>
            </text:list-item>
            <text:list-item>
              <text:p text:style-name="P51">m_c: Float. </text:p>
              <text:list>
                <text:list-item>
                  <text:p text:style-name="P51">Characteristic PBH mass.</text:p>
                </text:list-item>
              </text:list>
            </text:list-item>
            <text:list-item>
              <text:p text:style-name="P51">Sigma: Float. </text:p>
              <text:list>
                <text:list-item>
                  <text:p text:style-name="P53">Parameter relates to width of skew-lognormal mass function.</text:p>
                </text:list-item>
              </text:list>
            </text:list-item>
            <text:list-item>
              <text:p text:style-name="P59">alpha: Float. </text:p>
              <text:list>
                <text:list-item>
                  <text:p text:style-name="P53">Parameter controls the skewness (alpha=0 reduces to a lognormal).</text:p>
                </text:list-item>
              </text:list>
            </text:list-item>
            <text:list-item>
              <text:p text:style-name="P59">Returns: </text:p>
              <text:list>
                <text:list-item>
                  <text:p text:style-name="P59">Array-like: Value of the skew-lognormal mass function.</text:p>
                </text:list-item>
              </text:list>
            </text:list-item>
          </text:list>
        </text:list-item>
      </text:list>
      <text:p text:style-name="P1"/>
      <text:list xml:id="list185246733262928" text:continue-numbering="true" text:style-name="L3">
        <text:list-item>
          <text:p text:style-name="P50">CC3 (m, m_p, alpha, beta) <text:span text:style-name="T56">INITIAL IMPLEMENTATION</text:span></text:p>
          <text:list>
            <text:list-item>
              <text:p text:style-name="P46"><text:soft-page-break/><text:span text:style-name="T2">Critical collapse 3 mass function </text:span><text:span text:style-name="T3">(</text:span><text:span text:style-name="T2">defined in 2009.03204 Eq. 9</text:span><text:span text:style-name="T3">)</text:span><text:span text:style-name="T2">, with peak mass m_p and parameters alpha and beta, evaluated at m.</text:span></text:p>
            </text:list-item>
            <text:list-item>
              <text:p text:style-name="P51">m: Array-like</text:p>
              <text:list>
                <text:list-item>
                  <text:p text:style-name="P51">PBH mass.</text:p>
                </text:list-item>
              </text:list>
            </text:list-item>
            <text:list-item>
              <text:p text:style-name="P51">m_p: Float</text:p>
              <text:list>
                <text:list-item>
                  <text:p text:style-name="P51">Peak mass.</text:p>
                </text:list-item>
              </text:list>
            </text:list-item>
            <text:list-item>
              <text:p text:style-name="P51">Alpha: Float</text:p>
              <text:list>
                <text:list-item>
                  <text:p text:style-name="P51">Controls location and shape of <text:span text:style-name="T4">low-mass tail</text:span></text:p>
                </text:list-item>
                <text:list-item>
                  <text:p text:style-name="P103">This description comes from bullet point (iii) after Eq. (10) of 2009.03204</text:p>
                </text:list-item>
              </text:list>
            </text:list-item>
            <text:list-item>
              <text:p text:style-name="P51">beta: Float</text:p>
              <text:list>
                <text:list-item>
                  <text:p text:style-name="P51">Controls location and shape of <text:span text:style-name="T4">high-mass tail</text:span></text:p>
                </text:list-item>
                <text:list-item>
                  <text:p text:style-name="P103">This description comes from bullet point (iii) after Eq. (10) of 2009.03204</text:p>
                </text:list-item>
              </text:list>
            </text:list-item>
            <text:list-item>
              <text:p text:style-name="P65">Returns:</text:p>
              <text:list>
                <text:list-item>
                  <text:p text:style-name="P65">Array-like: Value of the critical collapse 3 mass function.</text:p>
                </text:list-item>
              </text:list>
            </text:list-item>
          </text:list>
        </text:list-item>
      </text:list>
      <text:p text:style-name="P32"/>
      <text:list xml:id="list185247041997534" text:continue-numbering="true" text:style-name="L3">
        <text:list-item>
          <text:p text:style-name="P84">m_max_LN(m_c, sigma): <text:span text:style-name="T58">INITIAL IMPLEMENTATION</text:span></text:p>
          <text:list>
            <text:list-item>
              <text:p text:style-name="P85">Calculate the mass at which the log-normal mass function is normalised.</text:p>
            </text:list-item>
            <text:list-item>
              <text:p text:style-name="P52">m_c: </text:p>
              <text:list>
                <text:list-item>
                  <text:p text:style-name="P52">Float. Characteristic PBH mass</text:p>
                </text:list-item>
              </text:list>
            </text:list-item>
            <text:list-item>
              <text:p text:style-name="P52">sigma: </text:p>
              <text:list>
                <text:list-item>
                  <text:p text:style-name="P87">Float. Standard deviation of the log-normal mass function.</text:p>
                </text:list-item>
              </text:list>
            </text:list-item>
            <text:list-item>
              <text:p text:style-name="P85">Returns:</text:p>
              <text:list>
                <text:list-item>
                  <text:p text:style-name="P85">Float: Peak mass of the log-normal mass function</text:p>
                </text:list-item>
              </text:list>
            </text:list-item>
          </text:list>
        </text:list-item>
      </text:list>
      <text:p text:style-name="P5"/>
      <text:p text:style-name="P35"><text:tab/>return m_c * np.exp(m_c + sigma**2/2)</text:p>
      <text:p text:style-name="P5"/>
      <text:p text:style-name="P5"/>
      <text:list xml:id="list185246043351365" text:continue-numbering="true" text:style-name="L3">
        <text:list-item>
          <text:p text:style-name="P48"><text:span text:style-name="T30">m_max_SLN (</text:span><text:span text:style-name="T31">m_c, sigma, alpha, </text:span><text:span text:style-name="T30">log_m_</text:span><text:span text:style-name="T32">factor</text:span><text:span text:style-name="T30">=</text:span><text:span text:style-name="T33">5</text:span><text:span text:style-name="T30">, n_steps=</text:span><text:span text:style-name="T21">100</text:span><text:span text:style-name="T24">0</text:span><text:span text:style-name="T21">0</text:span><text:span text:style-name="T30">): </text:span><text:span text:style-name="T55">INITIAL IMPLEMENTATION</text:span></text:p>
          <text:list>
            <text:list-item>
              <text:p text:style-name="P91">Estimate the mass at which the skew-lognormal mass function is maximised.</text:p>
            </text:list-item>
            <text:list-item>
              <text:p text:style-name="P52">m_c: Float. </text:p>
              <text:list>
                <text:list-item>
                  <text:p text:style-name="P52">Characteristic PBH mass.</text:p>
                </text:list-item>
              </text:list>
            </text:list-item>
            <text:list-item>
              <text:p text:style-name="P52">Sigma: Float. </text:p>
              <text:list>
                <text:list-item>
                  <text:p text:style-name="P54">Parameter relates to width of skew-lognormal mass function.</text:p>
                </text:list-item>
              </text:list>
            </text:list-item>
            <text:list-item>
              <text:p text:style-name="P60">alpha: Float. </text:p>
              <text:list>
                <text:list-item>
                  <text:p text:style-name="P55">Parameter controls the skewness (alpha=0 reduces to a lognormal).</text:p>
                </text:list-item>
              </text:list>
            </text:list-item>
            <text:list-item>
              <text:p text:style-name="P86">log_m_<text:span text:style-name="T88">factor</text:span>:</text:p>
              <text:list>
                <text:list-item>
                  <text:p text:style-name="P47"><text:span text:style-name="T23">Number of multiples of sigma (in log-space)</text:span><text:span text:style-name="T21"> of masses around m_c to consider when estimating the maximum.</text:span></text:p>
                </text:list-item>
                <text:list-item>
                  <text:p text:style-name="P106">The default is 4.</text:p>
                </text:list-item>
              </text:list>
            </text:list-item>
            <text:list-item>
              <text:p text:style-name="P85">n_steps:</text:p>
              <text:list>
                <text:list-item>
                  <text:p text:style-name="P47"><text:span text:style-name="T21">Number of masses t</text:span><text:span text:style-name="T22">o use for </text:span><text:span text:style-name="T21">estimat</text:span><text:span text:style-name="T22">ing</text:span><text:span text:style-name="T21"> the peak mass of the skew-lognormal mass function.</text:span></text:p>
                </text:list-item>
                <text:list-item>
                  <text:p text:style-name="P106">The default is 1000<text:span text:style-name="T89">0</text:span>0.</text:p>
                </text:list-item>
              </text:list>
            </text:list-item>
            <text:list-item>
              <text:p text:style-name="P56">Returns:</text:p>
              <text:list>
                <text:list-item>
                  <text:p text:style-name="P85">Estimate for the peak mass of the skew-lognormal mass function.</text:p>
                </text:list-item>
              </text:list>
            </text:list-item>
          </text:list>
        </text:list-item>
      </text:list>
      <text:p text:style-name="P5"/>
      <text:p text:style-name="P104">Use log_m_factor since argument can’t take another undefined argument.</text:p>
      <text:list xml:id="list3945427932" text:style-name="L12">
        <text:list-item>
          <text:p text:style-name="P105">Default value = 5, since for Delta=0.1, I find <text:span text:style-name="T91">the estimated mass is very far off (~80 M_\odot)</text:span></text:p>
        </text:list-item>
        <text:list-item>
          <text:p text:style-name="P157"><text:span text:style-name="T59">n_steps </text:span><text:span text:style-name="T60">= 10000</text:span><text:span text:style-name="T59">: </text:span><text:span text:style-name="T60">For Delta=0.1 and Delta=5.0, peak masses changes at the 0.1 M_\odot</text:span><text:span text:style-name="T59"> </text:span><text:span text:style-name="T60">level</text:span></text:p>
        </text:list-item>
      </text:list>
      <text:p text:style-name="P1"/>
      <text:p text:style-name="P1"/>
      <text:p text:style-name="P21">METHOD CHECKS:</text:p>
      <text:p text:style-name="P15"/>
      <text:p text:style-name="P151"><text:span text:style-name="T7">Plot SLN and CC3 </text:span><text:span text:style-name="T8">mass functions, to</text:span><text:span text:style-name="T7"> compare to </text:span><text:span text:style-name="T14">Fig. 3/</text:span><text:span text:style-name="T7">Fig. 5 of </text:span><text:span text:style-name="T8">2009.03204</text:span><text:span text:style-name="T7">. </text:span><text:span text:style-name="T57">INITIAL IMPLEMENTATION</text:span></text:p>
      <text:p text:style-name="P2"/>
      <text:list xml:id="list3493795191" text:style-name="L4">
        <text:list-item>
          <text:p text:style-name="P61"><text:soft-page-break/>Plot data from mass functions</text:p>
          <text:list>
            <text:list-item>
              <text:p text:style-name="P61">INPUT: Load parameter values for (Delta, sigma_LN, sigma_SLN, alpha_SLN, alpha_CC3, beta), from a .txt file</text:p>
            </text:list-item>
            <text:list-item>
              <text:p text:style-name="P118"><text:span text:style-name="T15">INPUT: </text:span><text:span text:style-name="T45">Choose a value of Delta (or use all 5-6 values?)</text:span></text:p>
            </text:list-item>
            <text:list-item>
              <text:p text:style-name="P64">INPUT: Range of PBH masses</text:p>
              <text:list>
                <text:list-item>
                  <text:p text:style-name="P112">For Delta = 0, 0.1-80 M_\odot is adequate</text:p>
                </text:list-item>
                <text:list-item>
                  <text:p text:style-name="P112">For Delta = 5, 0.1-2000 M_\odot required</text:p>
                </text:list-item>
              </text:list>
            </text:list-item>
            <text:list-item>
              <text:p text:style-name="P64">PROCESS: Plot the mass functions</text:p>
              <text:list>
                <text:list-item>
                  <text:p text:style-name="P112">Plot the MFs one at a time, or all together?</text:p>
                </text:list-item>
              </text:list>
            </text:list-item>
          </text:list>
        </text:list-item>
      </text:list>
      <text:p text:style-name="P3"/>
      <text:list xml:id="list185247448959570" text:continue-numbering="true" text:style-name="L4">
        <text:list-item>
          <text:p text:style-name="P61">Compare to data from Gow et al. (2022)</text:p>
          <text:list>
            <text:list-item>
              <text:p text:style-name="P62">Load data from <text:span text:style-name="T90">Fig. 3 / </text:span>Fig. 5 of Gow et al. (2022)</text:p>
              <text:list>
                <text:list-item>
                  <text:p text:style-name="P112">Numerical and fitting function (or just fitting function?)</text:p>
                </text:list-item>
                <text:list-item>
                  <text:p text:style-name="P112">Distinguish from above by using darker colours and dotted line?</text:p>
                </text:list-item>
              </text:list>
            </text:list-item>
          </text:list>
        </text:list-item>
      </text:list>
      <text:p text:style-name="P3"/>
      <text:p text:style-name="P104">Use Fig. 5 since less overlap of mass function curves than in Fig. 3, which makes the MFs much easier to extract using WebPlotDigitizer than those shown in Fig. 3.</text:p>
      <text:p text:style-name="P3"/>
      <text:p text:style-name="P17">Post-plotting check:</text:p>
      <text:list xml:id="list2693340114" text:style-name="L5">
        <text:list-item>
          <text:p text:style-name="P119"><text:span text:style-name="T11">Visually compare to </text:span><text:span text:style-name="T12">2009.03204</text:span><text:span text:style-name="T11"> </text:span><text:span text:style-name="T13">Fig. 3 / Fig. 5 (depending on which figure you are comparing data from and to)</text:span></text:p>
        </text:list-item>
        <text:list-item>
          <text:p text:style-name="P152"><text:span text:style-name="T81">T</text:span><text:span text:style-name="T80">o address:</text:span></text:p>
          <text:list>
            <text:list-item>
              <text:p text:style-name="P152"><text:span text:style-name="T80">Delta=0.1, noticeable difference in SLN at M_PBH &lt; 20 M_\odot</text:span></text:p>
            </text:list-item>
            <text:list-item>
              <text:p text:style-name="P152"><text:span text:style-name="T80">Delta-5.0, noticeable difference in CC3 at all masses (below Fig. 5 around peak, above Fig. 5 at low-mass tail)</text:span></text:p>
            </text:list-item>
          </text:list>
        </text:list-item>
      </text:list>
      <text:p text:style-name="P153"/>
      <text:p text:style-name="P153"/>
      <text:p text:style-name="P40"><text:span text:style-name="T9">Compare peak mass of the skew lognormal with different mass ranges and numbers of masses tested, </text:span><text:span text:style-name="T10">to the values from Table II of 2009.03204</text:span><text:span text:style-name="T9">.</text:span><text:span text:style-name="T35"> </text:span></text:p>
      <text:p text:style-name="P66"/>
      <text:list xml:id="list3465426886" text:style-name="L6">
        <text:list-item>
          <text:p text:style-name="P120"><text:span text:style-name="T35">INPUT: Create array of range of </text:span><text:span text:style-name="T36">number of masses</text:span><text:span text:style-name="T35"> to use </text:span><text:span text:style-name="T44">for estimating</text:span><text:span text:style-name="T36"> the peak mass</text:span></text:p>
          <text:list>
            <text:list-item>
              <text:p text:style-name="P113">In powers of 10, from 1e2 to 1e8?</text:p>
            </text:list-item>
          </text:list>
        </text:list-item>
      </text:list>
      <text:p text:style-name="P38"/>
      <text:p text:style-name="P38"><text:tab/><text:span text:style-name="T64">n_steps_range = 10**np.arange(2, 8.1, 1.)</text:span></text:p>
      <text:p text:style-name="P38"/>
      <text:list xml:id="list185245925503677" text:continue-numbering="true" text:style-name="L6">
        <text:list-item>
          <text:p text:style-name="P124"><text:span text:style-name="T36">I</text:span><text:span text:style-name="T34">NPUT: Create array of number of sigmas to include around M_c in the estimate:</text:span></text:p>
          <text:list>
            <text:list-item>
              <text:p text:style-name="P114">1-10 ?</text:p>
            </text:list-item>
          </text:list>
        </text:list-item>
      </text:list>
      <text:p text:style-name="P115"/>
      <text:p text:style-name="P43"><text:span text:style-name="T67"><text:tab/></text:span><text:span text:style-name="T68">sigmas</text:span><text:span text:style-name="T67">_range = np.arange(</text:span><text:span text:style-name="T68">1,</text:span><text:span text:style-name="T67"> </text:span><text:span text:style-name="T68">10</text:span><text:span text:style-name="T67">.1, 1.)</text:span></text:p>
      <text:p text:style-name="P68"/>
      <text:list xml:id="list185246473911089" text:continue-numbering="true" text:style-name="L6">
        <text:list-item>
          <text:p text:style-name="P121"><text:span text:style-name="T36">PROCESS: </text:span><text:span text:style-name="T37">Cycle through range of number of masses to use </text:span><text:span text:style-name="T42">in the estimate</text:span><text:span text:style-name="T37">:</text:span></text:p>
          <text:list>
            <text:list-item>
              <text:p text:style-name="P69">Print the number of steps</text:p>
            </text:list-item>
          </text:list>
        </text:list-item>
      </text:list>
      <text:p text:style-name="P12"/>
      <text:list xml:id="list185246216280936" text:continue-numbering="true" text:style-name="L6">
        <text:list-item>
          <text:list>
            <text:list-item>
              <text:p text:style-name="P125"><text:span text:style-name="T36">PROCESS: </text:span><text:span text:style-name="T37">Cycle through range of </text:span><text:span text:style-name="T41">number of sigmas to include around M_c</text:span><text:span text:style-name="T37"> </text:span><text:span text:style-name="T42">in the estimate</text:span><text:span text:style-name="T37">:</text:span></text:p>
              <text:list>
                <text:list-item>
                  <text:p text:style-name="P70">Print the number of steps</text:p>
                </text:list-item>
              </text:list>
            </text:list-item>
          </text:list>
        </text:list-item>
      </text:list>
      <text:p text:style-name="P10"/>
      <text:list xml:id="list185246621414663" text:continue-numbering="true" text:style-name="L6">
        <text:list-item>
          <text:list>
            <text:list-item>
              <text:p text:style-name="P76"><text:span text:style-name="T74">P</text:span>ROCESS: Cycle through each value of Delta</text:p>
              <text:list>
                <text:list-item>
                  <text:p text:style-name="P122"><text:span text:style-name="T36">For </text:span><text:span text:style-name="T39">parameter values</text:span><text:span text:style-name="T36">, </text:span><text:span text:style-name="T39">account for the bound from the precision of the quantity given in Table II of 2009.03204.</text:span></text:p>
                </text:list-item>
              </text:list>
            </text:list-item>
          </text:list>
        </text:list-item>
      </text:list>
      <text:p text:style-name="P10"/>
      <text:p text:style-name="P10"><text:tab/><text:tab/><text:span text:style-name="T71">for i in range(len(Deltas)):</text:span></text:p>
      <text:p text:style-name="P127"/>
      <text:p text:style-name="P10"><text:span text:style-name="T71"><text:tab/><text:tab/><text:tab/></text:span><text:span text:style-name="T72">print(“Delta = {:.1f}”.format(Deltas[i]))</text:span></text:p>
      <text:p text:style-name="P127"/>
      <text:p text:style-name="P128"><text:tab/><text:tab/><text:tab/>for ln_mc in [ln_mcs_SL[i] – 0.005, <text:s/>ln_mcs_SL[i], ln_mcs_SL[i] + 0.005]:</text:p>
      <text:p text:style-name="P128"/>
      <text:p text:style-name="P10"><text:soft-page-break/><text:tab/><text:tab/><text:tab/><text:tab/><text:span text:style-name="T71">for alpha in [alphas_SL[i] – 0.005, alpha_SL[i], alpha + 0.005[i]]:</text:span></text:p>
      <text:p text:style-name="P127"/>
      <text:p text:style-name="P127"><text:tab/><text:tab/><text:tab/><text:tab/><text:tab/>for sigma in [sigmas_SL[i] – 0.005, sigmas_SL[i], sigmas_SL[i] + 0.005]:</text:p>
      <text:list xml:id="list185245931515065" text:continue-numbering="true" text:style-name="L6">
        <text:list-header>
          <text:p text:style-name="P67"><text:s/></text:p>
          <text:list>
            <text:list-item>
              <text:list>
                <text:list-item>
                  <text:p text:style-name="P67"><text:span text:style-name="T76">PROCESS: </text:span>Calculate estimated peak mass <text:span text:style-name="T76">m_p</text:span></text:p>
                </text:list-item>
              </text:list>
              <text:p text:style-name="P71"/>
              <text:list>
                <text:list-item>
                  <text:list>
                    <text:list-item text:start-value="1">
                      <text:p text:style-name="P123"><text:span text:style-name="T38">DECISION: </text:span><text:span text:style-name="T37">If the difference is &lt; 0.05 M_\odot [so it agrees with values to 3SF]: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12"/>
      <text:p text:style-name="P41"><text:span text:style-name="T37"><text:tab/><text:tab/><text:tab/></text:span><text:span text:style-name="T66">if</text:span><text:span text:style-name="T37"> </text:span><text:span text:style-name="T66">abs(mp_calculated – mp_SL[i]) &lt; 0.05:</text:span></text:p>
      <text:p text:style-name="P128"/>
      <text:list xml:id="list18524647927915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3"><text:span text:style-name="T38">OUTPUT: </text:span><text:span text:style-name="T37">print “Success”</text:span></text:p>
                        </text:list-item>
                        <text:list-item>
                          <text:p text:style-name="P69"><text:span text:style-name="T77">PROCESS: Calculate and </text:span>print fractional differen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3"><text:tab/><text:tab/><text:tab/><text:span text:style-name="T72">frac_diff = </text:span><text:span text:style-name="T63">abs(</text:span><text:span text:style-name="T72">(</text:span><text:span text:style-name="T63">mp_calculated – mp_SL[i]) / </text:span><text:span text:style-name="T72">mp_SL[i])</text:span></text:p>
      <text:p text:style-name="P131"><text:tab/><text:tab/><text:tab/>print(“Fractional difference = {:.5f}”.format(frac_diff))</text:p>
      <text:p text:style-name="P12"><text:tab/></text:p>
      <text:p text:style-name="P154">To address:</text:p>
      <text:list xml:id="list3103008417" text:style-name="L13">
        <text:list-item>
          <text:p text:style-name="P155">Regardless of the values of n_steps and log_m_factor, I can’t get the Delta=0.3, 0.5 values to match to within +/- 0.05 M_\odot of the values in Table II.</text:p>
        </text:list-item>
      </text:list>
      <text:p text:style-name="P36"/>
      <text:p text:style-name="P36"/>
      <text:p text:style-name="P133">Compare peak mass of the skew lognormal with different mass ranges and numbers of masses tested. <text:span text:style-name="T61">[INITIAL IMPLEMENTATION]</text:span></text:p>
      <text:list xml:id="list2726881589" text:style-name="L7">
        <text:list-header>
          <text:p text:style-name="P77"/>
        </text:list-header>
        <text:list-item>
          <text:p text:style-name="P138"><text:span text:style-name="T36">I</text:span><text:span text:style-name="T34">NPUT: Set required fractional precision</text:span></text:p>
          <text:list>
            <text:list-item>
              <text:p text:style-name="P116">Start with 1e-5?</text:p>
            </text:list-item>
          </text:list>
        </text:list-item>
      </text:list>
      <text:p text:style-name="P78"/>
      <text:list xml:id="list185246023007655" text:continue-numbering="true" text:style-name="L7">
        <text:list-item>
          <text:p text:style-name="P139"><text:span text:style-name="T39">O</text:span><text:span text:style-name="T34">UTPUT: Print precision</text:span></text:p>
          <text:p text:style-name="P80"/>
        </text:list-item>
        <text:list-item>
          <text:p text:style-name="P139"><text:span text:style-name="T39">I</text:span><text:span text:style-name="T34">NPUT: Set value of M_c</text:span></text:p>
          <text:list>
            <text:list-item>
              <text:p text:style-name="P117">m_c = 1?</text:p>
            </text:list-item>
          </text:list>
        </text:list-item>
      </text:list>
      <text:p text:style-name="P81"/>
      <text:list xml:id="list185247662085651" text:continue-numbering="true" text:style-name="L7">
        <text:list-item>
          <text:p text:style-name="P140"><text:span text:style-name="T39">M</text:span><text:span text:style-name="T34">inimum range of sigmas and number of steps to include in estimate:</text:span></text:p>
          <text:p text:style-name="P82"/>
          <text:list>
            <text:list-item>
              <text:list>
                <text:list-header>
                  <text:p text:style-name="P132"><text:span text:style-name="T78">sigma_range_min = max(sigmas_range) * </text:span><text:span text:style-name="T79">np.ones(len(Deltas))</text:span></text:p>
                  <text:p text:style-name="P141"><text:span text:style-name="T65">n_steps_min = max(n_steps) * </text:span><text:span text:style-name="T70">np.ones(len(Deltas))</text:span></text:p>
                </text:list-header>
              </text:list>
            </text:list-item>
          </text:list>
        </text:list-item>
      </text:list>
      <text:p text:style-name="P83"/>
      <text:list xml:id="list185247700419526" text:continue-numbering="true" text:style-name="L7">
        <text:list-item>
          <text:p text:style-name="P136"><text:span text:style-name="T39">PROCESS: </text:span><text:span text:style-name="T36">C</text:span><text:span text:style-name="T39">alculate the most precise estimate for the peak mass (“mp_best_estimate”)</text:span></text:p>
          <text:list>
            <text:list-item>
              <text:p text:style-name="P79">i.e. using the maximum number of steps, and the widest mass range</text:p>
            </text:list-item>
          </text:list>
          <text:p text:style-name="P138"/>
        </text:list-item>
        <text:list-item>
          <text:p text:style-name="P77"><text:span text:style-name="T74">P</text:span>ROCESS: Cycle through each value of Delta</text:p>
        </text:list-item>
      </text:list>
      <text:p text:style-name="P11"/>
      <text:p text:style-name="P11"><text:tab/><text:span text:style-name="T73">For i in range(len(Deltas)):</text:span></text:p>
      <text:p text:style-name="P11"/>
      <text:list xml:id="list185246777598983" text:continue-numbering="true" text:style-name="L7">
        <text:list-item>
          <text:list>
            <text:list-item>
              <text:p text:style-name="P136"><text:span text:style-name="T36">For </text:span><text:span text:style-name="T39">parameter values, use central values loaded from Table II of 2009.03204.</text:span></text:p>
            </text:list-item>
          </text:list>
        </text:list-item>
      </text:list>
      <text:p text:style-name="P78"/>
      <text:list xml:id="list185246730957585" text:continue-numbering="true" text:style-name="L7">
        <text:list-item>
          <text:list>
            <text:list-item>
              <text:p text:style-name="P126"><text:span text:style-name="T36">PROCESS: </text:span><text:span text:style-name="T37">Cycle through range of number of masses to use to estimate the peak mass:</text:span></text:p>
            </text:list-item>
          </text:list>
        </text:list-item>
      </text:list>
      <text:p text:style-name="P73"/>
      <text:p text:style-name="P129"><text:tab/><text:tab/>For n_steps in n_steps_values:</text:p>
      <text:list xml:id="list185246229042211" text:continue-numbering="true" text:style-name="L7">
        <text:list-item>
          <text:list>
            <text:list-header>
              <text:p text:style-name="P74"/>
              <text:list>
                <text:list-item>
                  <text:p text:style-name="P139"><text:span text:style-name="T37">P</text:span><text:span text:style-name="T34">ROCESS: Cycle through number of sigmas to choose around m_c when estimating:</text:span></text:p>
                </text:list-item>
              </text:list>
            </text:list-header>
          </text:list>
        </text:list-item>
      </text:list>
      <text:p text:style-name="P130"/>
      <text:p text:style-name="P42"><text:span text:style-name="T66"><text:tab/><text:tab/><text:tab/>For </text:span><text:span text:style-name="T69">sigma_range</text:span><text:span text:style-name="T66"> in </text:span><text:span text:style-name="T68">sigmas</text:span><text:span text:style-name="T67">_range</text:span><text:span text:style-name="T69">:</text:span></text:p>
      <text:p text:style-name="P73"/>
      <text:list xml:id="list185247522057209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138"><text:span text:style-name="T40">OUTPUT: </text:span><text:span text:style-name="T37">P</text:span><text:span text:style-name="T34">rint the number of steps</text:span></text:p>
                    </text:list-item>
                  </text:list>
                  <text:p text:style-name="P79"/>
                  <text:list text:continue-numbering="true">
                    <text:list-item>
                      <text:p text:style-name="P80"><text:soft-page-break/>DECISION: If the factional difference is smaller than the precision set</text:p>
                    </text:list-item>
                  </text:list>
                  <text:p text:style-name="P80"/>
                  <text:list>
                    <text:list-item>
                      <text:list>
                        <text:list-item text:start-value="1">
                          <text:p text:style-name="P80">OUTPUT: Print number of steps</text:p>
                        </text:list-item>
                      </text:list>
                      <text:p text:style-name="P80"/>
                      <text:list text:continue-numbering="true">
                        <text:list-item>
                          <text:p text:style-name="P80">OUTPUT: Print number of sigmas used for range</text:p>
                        </text:list-item>
                      </text:list>
                      <text:p text:style-name="P80"/>
                      <text:list text:continue-numbering="true">
                        <text:list-item>
                          <text:p text:style-name="P80">OUTPUT: Print fractional difference</text:p>
                          <text:p text:style-name="P80"/>
                        </text:list-item>
                        <text:list-item>
                          <text:p text:style-name="P140"><text:span text:style-name="T34">PROCESS: Assign sigma_range_min</text:span><text:span text:style-name="T43">[i]</text:span><text:span text:style-name="T34"> = sigma_range</text:span></text:p>
                          <text:p text:style-name="P82"/>
                        </text:list-item>
                        <text:list-item>
                          <text:p text:style-name="P140"><text:span text:style-name="T34">PROCESS: Assign n_steps_min</text:span><text:span text:style-name="T43">[i]</text:span><text:span text:style-name="T34"> = n_steps</text:span></text:p>
                        </text:list-item>
                      </text:list>
                      <text:p text:style-name="P80"/>
                      <text:list text:continue-numbering="true">
                        <text:list-item>
                          <text:p text:style-name="P137"><text:span text:style-name="T40">Break </text:span><text:span text:style-name="T83">(to give the </text:span><text:span text:style-name="T82">minimum number of steps required and minimum range </text:span><text:span text:style-name="T83">for a given precision </text:span><text:span text:style-name="T82">of the M_p calculation</text:span><text:span text:style-name="T83">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34332423" text:style-name="L8">
        <text:list-header>
          <text:p text:style-name="P58"/>
        </text:list-header>
      </text:list>
      <text:p text:style-name="P156">Needs sanity checks</text:p>
      <text:p text:style-name="P16"/>
      <text:p text:style-name="P16"/>
      <text:p text:style-name="P15"/>
      <text:p text:style-name="P4">FURTHER METHODS:</text:p>
      <text:p text:style-name="P4"/>
      <text:list xml:id="list3431523864" text:style-name="L9">
        <text:list-item>
          <text:p text:style-name="P99">Load_results_Isatis(<text:span text:style-name="T5">Deltas_index,</text:span><text:span text:style-name="T4"> mf=mono, modified=True</text:span>)</text:p>
          <text:list>
            <text:list-item>
              <text:p text:style-name="P100">Read in constraints on f_PBH, obtained using Isatis.</text:p>
            </text:list-item>
            <text:list-item>
              <text:p text:style-name="P111">Fill in and work out details of method</text:p>
            </text:list-item>
            <text:list-item>
              <text:p text:style-name="P101">Deltas_index: Integer</text:p>
              <text:list>
                <text:list-item>
                  <text:p text:style-name="P101">Index of the array corresponding to a particular value of Delta</text:p>
                </text:list-item>
              </text:list>
            </text:list-item>
            <text:list-item>
              <text:p text:style-name="P100">mf: function <text:span text:style-name="T52">(I don’t like that there could be mixed input </text:span><text:span text:style-name="T53">types</text:span><text:span text:style-name="T52"> to this)</text:span></text:p>
              <text:list>
                <text:list-item>
                  <text:p text:style-name="P100">PBH mass function used to obtain the constraints. The default is mono (for a monochromatic mass function).</text:p>
                </text:list-item>
              </text:list>
            </text:list-item>
            <text:list-item>
              <text:p text:style-name="P100">modified: Boolean</text:p>
              <text:list>
                <text:list-item>
                  <text:p text:style-name="P57">If True, use data from the modified version of Isatis. The modified version corrects a typo in the original version on line 1697 in Isatis.c which means that the highest-energy bin in the observational data set is not included. Otherwise, use the version of Isatis containing the typo.</text:p>
                </text:list-item>
                <text:list-item>
                  <text:p text:style-name="P100">The default is True.</text:p>
                </text:list-item>
              </text:list>
            </text:list-item>
            <text:list-item>
              <text:p text:style-name="P100">Returns</text:p>
              <text:list>
                <text:list-item>
                  <text:p text:style-name="P142"><text:span text:style-name="T16">masses_Isatis: </text:span><text:span text:style-name="T17">PBH masses at which the constraint is evaluated. For a monochromatic mass function, equal to the PBH mass. </text:span><text:span text:style-name="T18">For a lognormal or skew-lognormal, the characteristic masses m_c. For the CC3 mass function, the peak mass m_p.</text:span></text:p>
                </text:list-item>
                <text:list-item>
                  <text:p text:style-name="P102">f_PBH_Isatis: Constraint on the fraction of dark matter in PBHs, calculated using Isatis.</text:p>
                </text:list-item>
              </text:list>
            </text:list-item>
          </text:list>
        </text:list-item>
      </text:list>
      <text:p text:style-name="P7"/>
      <text:p text:style-name="P15"/>
      <text:p text:style-name="P15"/>
      <text:p text:style-name="P14"/>
      <text:p text:style-name="P26">MAIN BODY OF PROGRAM:</text:p>
      <text:p text:style-name="P22"/>
      <text:p text:style-name="P18">Compare Isatis constraints to <text:span text:style-name="T62">those shown in Fig. 14 of 2201.01265.</text:span></text:p>
      <text:p text:style-name="P18"/>
      <text:p text:style-name="P37">?? Do I run Isatis from here?</text:p>
      <text:p text:style-name="P37"/>
      <text:p text:style-name="P9">Monochromatic mass function, unmodified version of Isatis.</text:p>
      <text:p text:style-name="P37"/>
      <text:list xml:id="list640024986" text:style-name="L10">
        <text:list-item>
          <text:p text:style-name="P143"><text:span text:style-name="T19">INPUT: Load </text:span><text:span text:style-name="T20">constraints</text:span><text:span text:style-name="T19"> from Isatis </text:span><text:span text:style-name="T20">(monochromatic MF, unmodified MF)</text:span></text:p>
          <text:p text:style-name="P88"/>
        </text:list-item>
        <text:list-item>
          <text:p text:style-name="P89">INPUT: Load constraints from Fig. 14 of 2201.01265</text:p>
        </text:list-item>
      </text:list>
      <text:p text:style-name="P90"/>
      <text:list xml:id="list185247577468360" text:continue-numbering="true" text:style-name="L10">
        <text:list-item>
          <text:p text:style-name="P89"><text:soft-page-break/>PROCESS: Plot both sets of constraints on the same axes</text:p>
        </text:list-item>
      </text:list>
      <text:p text:style-name="P90"><text:tab/><text:tab/>Fig. 14: Represent with solid lines</text:p>
      <text:p text:style-name="P90"><text:tab/><text:tab/>Isatis calculation: Represent with crosses</text:p>
      <text:p text:style-name="P37"/>
      <text:p text:style-name="P39"/>
      <text:p text:style-name="P23"/>
      <text:p text:style-name="P20"><text:span text:style-name="T49">Estimate</text:span><text:span text:style-name="T50"> required mass range </text:span><text:span text:style-name="T51">for each value of Delta, </text:span><text:span text:style-name="T49">for calculating constraints using Isatis and the Carr et al. method</text:span></text:p>
      <text:p text:style-name="P19"/>
      <text:list xml:id="list376138884" text:style-name="L11">
        <text:list-item>
          <text:p text:style-name="P146"><text:span text:style-name="T26">I</text:span><text:span text:style-name="T25">NPUT: Choose value of m_c</text:span></text:p>
          <text:list>
            <text:list-item>
              <text:p text:style-name="P107">m_c = 1</text:p>
            </text:list-item>
          </text:list>
        </text:list-item>
      </text:list>
      <text:p text:style-name="P108"/>
      <text:list xml:id="list185246012914709" text:continue-numbering="true" text:style-name="L11">
        <text:list-item>
          <text:p text:style-name="P92">INPUT: Set cutoff value on psi(M) / psi(M_max):</text:p>
          <text:list>
            <text:list-item>
              <text:p text:style-name="P144"><text:span text:style-name="T46">1e-</text:span><text:span text:style-name="T47">2</text:span><text:span text:style-name="T46">?</text:span></text:p>
              <text:p text:style-name="P109"/>
            </text:list-item>
          </text:list>
        </text:list-item>
        <text:list-item>
          <text:p text:style-name="P93">OUTPUT: Print cutoff value</text:p>
        </text:list-item>
        <text:list-item>
          <text:p text:style-name="P95">INPUT: Assign lower and upper masses of the range</text:p>
        </text:list-item>
      </text:list>
      <text:p text:style-name="P110"/>
      <text:list xml:id="list185246680881423" text:continue-numbering="true" text:style-name="L11">
        <text:list-item>
          <text:p text:style-name="P97">PROCESS: Cycle through values of Delta</text:p>
          <text:p text:style-name="P97"/>
          <text:list>
            <text:list-item>
              <text:p text:style-name="P97">INPUT: Range of values of the PBH mass to use to estimate for the cutoff</text:p>
              <text:list>
                <text:list-item>
                  <text:p text:style-name="P107">10**np.linspace(np.log10(m_c) – 3, np.log10(m_c) + 3)</text:p>
                </text:list-item>
              </text:list>
            </text:list-item>
          </text:list>
        </text:list-item>
      </text:list>
      <text:p text:style-name="P108"/>
      <text:list xml:id="list185246298915929" text:continue-numbering="true" text:style-name="L11">
        <text:list-item>
          <text:list>
            <text:list-item>
              <text:p text:style-name="P144"><text:span text:style-name="T27">PROCESS: Estimate maximum value of the mass function </text:span><text:span text:style-name="T84">(using value</text:span><text:span text:style-name="T85">s</text:span><text:span text:style-name="T84"> of </text:span><text:span text:style-name="T86">sigma_range_min, </text:span><text:span text:style-name="T87">n_steps_min)</text:span></text:p>
              <text:p text:style-name="P147"/>
            </text:list-item>
            <text:list-item>
              <text:p text:style-name="P97">PROCESS: Calculate mass function (scaled to its maximum value) at the PBH masses to use to estimate the cutoff</text:p>
              <text:p text:style-name="P97"/>
            </text:list-item>
            <text:list-item>
              <text:p text:style-name="P145"><text:span text:style-name="T29">OUTPUT: </text:span><text:span text:style-name="T28">Assign lower mass to the minimum value where the mass function is larger than the cutoff, and print</text:span></text:p>
              <text:p text:style-name="P95"/>
            </text:list-item>
            <text:list-item>
              <text:p text:style-name="P145"><text:span text:style-name="T29">OUTPUT: </text:span><text:span text:style-name="T28">Assign upper mass to the maximum value where the mass function is larger than the cutoff, and print</text:span></text:p>
              <text:p text:style-name="P95"/>
            </text:list-item>
          </text:list>
        </text:list-item>
        <text:list-item>
          <text:p text:style-name="P98">OUTPUT: <text:s/>Save .txt file with corresponding mininum and maximum values for each value of Delta.</text:p>
          <text:list>
            <text:list-header>
              <text:p text:style-name="P95"/>
            </text:list-header>
          </text:list>
        </text:list-item>
      </text:list>
      <text:p text:style-name="P96"/>
      <text:p text:style-name="P94"/>
      <text:p text:style-name="P148">Make the range of values to include (the \pm 3) a variable?</text:p>
      <text:p text:style-name="P149">Make this into a method?</text:p>
      <text:p text:style-name="P110"/>
      <text:p text:style-name="P134">Post-run check: Try different values of m_c. Check output is insensitive to the input value of m_c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4:07:48.646581712</meta:creation-date>
    <dc:date>2023-03-03T18:52:45.734596860</dc:date>
    <meta:editing-duration>PT2H57M2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6" meta:paragraph-count="196" meta:word-count="1659" meta:character-count="9977" meta:non-whitespace-character-count="8592"/>
  </office:meta>
</office:document-meta>
</file>